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81.19pt" svg:height="903.43pt" svg:x="320pt" svg:y="36.28pt">
            <draw:object draw:notify-on-update-of-ranges="Sheet1.Z2:Sheet1.Z12 Sheet1.K67:Sheet1.K67 Sheet1.L67:Sheet1.L67 Sheet1.A2:Sheet1.A92 Sheet1.B2:Sheet1.B92 Sheet1.Y2:Sheet1.Y12 Sheet1.Z2:Sheet1.Z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1" table:number-columns-repeated="20" table:default-cell-style-name="Default"/>
        <table:table-column table:style-name="co1" table:number-columns-repeated="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Velocity</text:p>
          </table:table-cell>
          <table:table-cell table:number-columns-repeated="20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Veloc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5708" calcext:value-type="float">
            <text:p>1.5708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[.B2] + [.D3]" office:value-type="float" office:value="0.1" calcext:value-type="float">
            <text:p>0.1</text:p>
          </table:table-cell>
          <table:table-cell table:formula="of:=[.C2]" office:value-type="float" office:value="1.5708" calcext:value-type="float">
            <text:p>1.5708</text:p>
          </table:table-cell>
          <table:table-cell office:value-type="float" office:value="0.1" calcext:value-type="float">
            <text:p>0.1</text:p>
          </table:table-cell>
          <table:table-cell table:number-columns-repeated="20"/>
          <table:table-cell table:style-name="ce2" table:formula="of:=[.Y2]" office:value-type="float" office:value="0" calcext:value-type="float">
            <text:p>0</text:p>
          </table:table-cell>
          <table:table-cell table:style-name="ce2" table:formula="of:=[.Z2] + [.AB3]" office:value-type="float" office:value="0.9" calcext:value-type="float">
            <text:p>0.9</text:p>
          </table:table-cell>
          <table:table-cell table:style-name="ce2" table:formula="of:=[.AA2]" office:value-type="float" office:value="1.5708" calcext:value-type="float">
            <text:p>1.5708</text:p>
          </table:table-cell>
          <table:table-cell table:style-name="ce2" office:value-type="float" office:value="0.9" calcext:value-type="float">
            <text:p>0.9</text:p>
          </table:table-cell>
        </table:table-row>
        <table:table-row table:style-name="ro1">
          <table:table-cell table:formula="of:=[.A3]" office:value-type="float" office:value="1" calcext:value-type="float">
            <text:p>1</text:p>
          </table:table-cell>
          <table:table-cell table:formula="of:=[.B3] + [.D4]" office:value-type="float" office:value="0.2" calcext:value-type="float">
            <text:p>0.2</text:p>
          </table:table-cell>
          <table:table-cell table:formula="of:=[.C3]" office:value-type="float" office:value="1.5708" calcext:value-type="float">
            <text:p>1.5708</text:p>
          </table:table-cell>
          <table:table-cell table:formula="of:=[.D3]" office:value-type="float" office:value="0.1" calcext:value-type="float">
            <text:p>0.1</text:p>
          </table:table-cell>
          <table:table-cell table:number-columns-repeated="20"/>
          <table:table-cell table:style-name="ce2" table:formula="of:=[.Y3]" office:value-type="float" office:value="0" calcext:value-type="float">
            <text:p>0</text:p>
          </table:table-cell>
          <table:table-cell table:style-name="ce2" table:formula="of:=[.Z3] + [.AB4]" office:value-type="float" office:value="1.8" calcext:value-type="float">
            <text:p>1.8</text:p>
          </table:table-cell>
          <table:table-cell table:style-name="ce2" table:formula="of:=[.AA3]" office:value-type="float" office:value="1.5708" calcext:value-type="float">
            <text:p>1.5708</text:p>
          </table:table-cell>
          <table:table-cell table:style-name="ce2" table:formula="of:=[.AB3]" office:value-type="float" office:value="0.9" calcext:value-type="float">
            <text:p>0.9</text:p>
          </table:table-cell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table:formula="of:=[.B4] + [.D5]" office:value-type="float" office:value="0.3" calcext:value-type="float">
            <text:p>0.3</text:p>
          </table:table-cell>
          <table:table-cell table:formula="of:=[.C4]" office:value-type="float" office:value="1.5708" calcext:value-type="float">
            <text:p>1.5708</text:p>
          </table:table-cell>
          <table:table-cell table:formula="of:=[.D4]" office:value-type="float" office:value="0.1" calcext:value-type="float">
            <text:p>0.1</text:p>
          </table:table-cell>
          <table:table-cell table:number-columns-repeated="20"/>
          <table:table-cell table:style-name="ce2" table:formula="of:=[.Y4]" office:value-type="float" office:value="0" calcext:value-type="float">
            <text:p>0</text:p>
          </table:table-cell>
          <table:table-cell table:style-name="ce2" table:formula="of:=[.Z4] + [.AB5]" office:value-type="float" office:value="2.7" calcext:value-type="float">
            <text:p>2.7</text:p>
          </table:table-cell>
          <table:table-cell table:style-name="ce2" table:formula="of:=[.AA4]" office:value-type="float" office:value="1.5708" calcext:value-type="float">
            <text:p>1.5708</text:p>
          </table:table-cell>
          <table:table-cell table:style-name="ce2" table:formula="of:=[.AB4]" office:value-type="float" office:value="0.9" calcext:value-type="float">
            <text:p>0.9</text:p>
          </table:table-cell>
        </table:table-row>
        <table:table-row table:style-name="ro1">
          <table:table-cell table:formula="of:=[.A5]" office:value-type="float" office:value="1" calcext:value-type="float">
            <text:p>1</text:p>
          </table:table-cell>
          <table:table-cell table:formula="of:=[.B5] + [.D6]" office:value-type="float" office:value="0.4" calcext:value-type="float">
            <text:p>0.4</text:p>
          </table:table-cell>
          <table:table-cell table:formula="of:=[.C5]" office:value-type="float" office:value="1.5708" calcext:value-type="float">
            <text:p>1.5708</text:p>
          </table:table-cell>
          <table:table-cell table:formula="of:=[.D5]" office:value-type="float" office:value="0.1" calcext:value-type="float">
            <text:p>0.1</text:p>
          </table:table-cell>
          <table:table-cell table:number-columns-repeated="20"/>
          <table:table-cell table:style-name="ce2" table:formula="of:=[.Y5]" office:value-type="float" office:value="0" calcext:value-type="float">
            <text:p>0</text:p>
          </table:table-cell>
          <table:table-cell table:style-name="ce2" table:formula="of:=[.Z5] + [.AB6]" office:value-type="float" office:value="3.6" calcext:value-type="float">
            <text:p>3.6</text:p>
          </table:table-cell>
          <table:table-cell table:style-name="ce2" table:formula="of:=[.AA5]" office:value-type="float" office:value="1.5708" calcext:value-type="float">
            <text:p>1.5708</text:p>
          </table:table-cell>
          <table:table-cell table:style-name="ce2" table:formula="of:=[.AB5]" office:value-type="float" office:value="0.9" calcext:value-type="float">
            <text:p>0.9</text:p>
          </table:table-cell>
        </table:table-row>
        <table:table-row table:style-name="ro1">
          <table:table-cell table:formula="of:=[.A6]" office:value-type="float" office:value="1" calcext:value-type="float">
            <text:p>1</text:p>
          </table:table-cell>
          <table:table-cell table:formula="of:=[.B6] + [.D7]" office:value-type="float" office:value="0.5" calcext:value-type="float">
            <text:p>0.5</text:p>
          </table:table-cell>
          <table:table-cell table:formula="of:=[.C6]" office:value-type="float" office:value="1.5708" calcext:value-type="float">
            <text:p>1.5708</text:p>
          </table:table-cell>
          <table:table-cell table:formula="of:=[.D6]" office:value-type="float" office:value="0.1" calcext:value-type="float">
            <text:p>0.1</text:p>
          </table:table-cell>
          <table:table-cell table:number-columns-repeated="20"/>
          <table:table-cell table:style-name="ce2" table:formula="of:=[.Y6]" office:value-type="float" office:value="0" calcext:value-type="float">
            <text:p>0</text:p>
          </table:table-cell>
          <table:table-cell table:style-name="ce2" table:formula="of:=[.Z6] + [.AB7]" office:value-type="float" office:value="4.5" calcext:value-type="float">
            <text:p>4.5</text:p>
          </table:table-cell>
          <table:table-cell table:style-name="ce2" table:formula="of:=[.AA6]" office:value-type="float" office:value="1.5708" calcext:value-type="float">
            <text:p>1.5708</text:p>
          </table:table-cell>
          <table:table-cell table:style-name="ce2" table:formula="of:=[.AB6]" office:value-type="float" office:value="0.9" calcext:value-type="float">
            <text:p>0.9</text:p>
          </table:table-cell>
        </table:table-row>
        <table:table-row table:style-name="ro1">
          <table:table-cell table:formula="of:=[.A7]" office:value-type="float" office:value="1" calcext:value-type="float">
            <text:p>1</text:p>
          </table:table-cell>
          <table:table-cell table:formula="of:=[.B7] + [.D8]" office:value-type="float" office:value="0.6" calcext:value-type="float">
            <text:p>0.6</text:p>
          </table:table-cell>
          <table:table-cell table:formula="of:=[.C7]" office:value-type="float" office:value="1.5708" calcext:value-type="float">
            <text:p>1.5708</text:p>
          </table:table-cell>
          <table:table-cell table:formula="of:=[.D7]" office:value-type="float" office:value="0.1" calcext:value-type="float">
            <text:p>0.1</text:p>
          </table:table-cell>
          <table:table-cell table:number-columns-repeated="20"/>
          <table:table-cell table:style-name="ce2" table:formula="of:=[.Y7]" office:value-type="float" office:value="0" calcext:value-type="float">
            <text:p>0</text:p>
          </table:table-cell>
          <table:table-cell table:style-name="ce2" table:formula="of:=[.Z7] + [.AB8]" office:value-type="float" office:value="5.4" calcext:value-type="float">
            <text:p>5.4</text:p>
          </table:table-cell>
          <table:table-cell table:style-name="ce2" table:formula="of:=[.AA7]" office:value-type="float" office:value="1.5708" calcext:value-type="float">
            <text:p>1.5708</text:p>
          </table:table-cell>
          <table:table-cell table:style-name="ce2" table:formula="of:=[.AB7]" office:value-type="float" office:value="0.9" calcext:value-type="float">
            <text:p>0.9</text:p>
          </table:table-cell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table:formula="of:=[.B8] + [.D9]" office:value-type="float" office:value="0.7" calcext:value-type="float">
            <text:p>0.7</text:p>
          </table:table-cell>
          <table:table-cell table:formula="of:=[.C8]" office:value-type="float" office:value="1.5708" calcext:value-type="float">
            <text:p>1.5708</text:p>
          </table:table-cell>
          <table:table-cell table:formula="of:=[.D8]" office:value-type="float" office:value="0.1" calcext:value-type="float">
            <text:p>0.1</text:p>
          </table:table-cell>
          <table:table-cell table:number-columns-repeated="20"/>
          <table:table-cell table:style-name="ce2" table:formula="of:=[.Y8]" office:value-type="float" office:value="0" calcext:value-type="float">
            <text:p>0</text:p>
          </table:table-cell>
          <table:table-cell table:style-name="ce2" table:formula="of:=[.Z8] + [.AB9]" office:value-type="float" office:value="6.3" calcext:value-type="float">
            <text:p>6.3</text:p>
          </table:table-cell>
          <table:table-cell table:style-name="ce2" table:formula="of:=[.AA8]" office:value-type="float" office:value="1.5708" calcext:value-type="float">
            <text:p>1.5708</text:p>
          </table:table-cell>
          <table:table-cell table:style-name="ce2" table:formula="of:=[.AB8]" office:value-type="float" office:value="0.9" calcext:value-type="float">
            <text:p>0.9</text:p>
          </table:table-cell>
        </table:table-row>
        <table:table-row table:style-name="ro1">
          <table:table-cell table:formula="of:=[.A9]" office:value-type="float" office:value="1" calcext:value-type="float">
            <text:p>1</text:p>
          </table:table-cell>
          <table:table-cell table:formula="of:=[.B9] + [.D10]" office:value-type="float" office:value="0.8" calcext:value-type="float">
            <text:p>0.8</text:p>
          </table:table-cell>
          <table:table-cell table:formula="of:=[.C9]" office:value-type="float" office:value="1.5708" calcext:value-type="float">
            <text:p>1.5708</text:p>
          </table:table-cell>
          <table:table-cell table:formula="of:=[.D9]" office:value-type="float" office:value="0.1" calcext:value-type="float">
            <text:p>0.1</text:p>
          </table:table-cell>
          <table:table-cell table:number-columns-repeated="20"/>
          <table:table-cell table:style-name="ce2" table:formula="of:=[.Y9]" office:value-type="float" office:value="0" calcext:value-type="float">
            <text:p>0</text:p>
          </table:table-cell>
          <table:table-cell table:style-name="ce2" table:formula="of:=[.Z9] + [.AB10]" office:value-type="float" office:value="7.2" calcext:value-type="float">
            <text:p>7.2</text:p>
          </table:table-cell>
          <table:table-cell table:style-name="ce2" table:formula="of:=[.AA9]" office:value-type="float" office:value="1.5708" calcext:value-type="float">
            <text:p>1.5708</text:p>
          </table:table-cell>
          <table:table-cell table:style-name="ce2" table:formula="of:=[.AB9]" office:value-type="float" office:value="0.9" calcext:value-type="float">
            <text:p>0.9</text:p>
          </table:table-cell>
        </table:table-row>
        <table:table-row table:style-name="ro1">
          <table:table-cell table:formula="of:=[.A10]" office:value-type="float" office:value="1" calcext:value-type="float">
            <text:p>1</text:p>
          </table:table-cell>
          <table:table-cell table:formula="of:=[.B10] + [.D11]" office:value-type="float" office:value="0.9" calcext:value-type="float">
            <text:p>0.9</text:p>
          </table:table-cell>
          <table:table-cell table:formula="of:=[.C10]" office:value-type="float" office:value="1.5708" calcext:value-type="float">
            <text:p>1.5708</text:p>
          </table:table-cell>
          <table:table-cell table:formula="of:=[.D10]" office:value-type="float" office:value="0.1" calcext:value-type="float">
            <text:p>0.1</text:p>
          </table:table-cell>
          <table:table-cell table:number-columns-repeated="20"/>
          <table:table-cell table:style-name="ce2" table:formula="of:=[.Y10]" office:value-type="float" office:value="0" calcext:value-type="float">
            <text:p>0</text:p>
          </table:table-cell>
          <table:table-cell table:style-name="ce2" table:formula="of:=[.Z10] + [.AB11]" office:value-type="float" office:value="8.1" calcext:value-type="float">
            <text:p>8.1</text:p>
          </table:table-cell>
          <table:table-cell table:style-name="ce2" table:formula="of:=[.AA10]" office:value-type="float" office:value="1.5708" calcext:value-type="float">
            <text:p>1.5708</text:p>
          </table:table-cell>
          <table:table-cell table:style-name="ce2" table:formula="of:=[.AB10]" office:value-type="float" office:value="0.9" calcext:value-type="float">
            <text:p>0.9</text:p>
          </table:table-cell>
        </table:table-row>
        <table:table-row table:style-name="ro1">
          <table:table-cell table:formula="of:=[.A11]" office:value-type="float" office:value="1" calcext:value-type="float">
            <text:p>1</text:p>
          </table:table-cell>
          <table:table-cell table:formula="of:=[.B11] + [.D12]" office:value-type="float" office:value="1" calcext:value-type="float">
            <text:p>1</text:p>
          </table:table-cell>
          <table:table-cell table:formula="of:=[.C11]" office:value-type="float" office:value="1.5708" calcext:value-type="float">
            <text:p>1.5708</text:p>
          </table:table-cell>
          <table:table-cell table:formula="of:=[.D11]" office:value-type="float" office:value="0.1" calcext:value-type="float">
            <text:p>0.1</text:p>
          </table:table-cell>
          <table:table-cell table:number-columns-repeated="20"/>
          <table:table-cell table:style-name="ce2" table:formula="of:=[.Y11]" office:value-type="float" office:value="0" calcext:value-type="float">
            <text:p>0</text:p>
          </table:table-cell>
          <table:table-cell table:style-name="ce2" table:formula="of:=[.Z11] + [.AB12]" office:value-type="float" office:value="9" calcext:value-type="float">
            <text:p>9</text:p>
          </table:table-cell>
          <table:table-cell table:style-name="ce2" table:formula="of:=[.AA11]" office:value-type="float" office:value="1.5708" calcext:value-type="float">
            <text:p>1.5708</text:p>
          </table:table-cell>
          <table:table-cell table:style-name="ce2" table:formula="of:=[.AB11]" office:value-type="float" office:value="0.9" calcext:value-type="float">
            <text:p>0.9</text:p>
          </table:table-cell>
        </table:table-row>
        <table:table-row table:style-name="ro1">
          <table:table-cell table:formula="of:=[.A12]" office:value-type="float" office:value="1" calcext:value-type="float">
            <text:p>1</text:p>
          </table:table-cell>
          <table:table-cell table:formula="of:=[.B12] + [.D13]" office:value-type="float" office:value="1.1" calcext:value-type="float">
            <text:p>1.1</text:p>
          </table:table-cell>
          <table:table-cell table:formula="of:=[.C12]" office:value-type="float" office:value="1.5708" calcext:value-type="float">
            <text:p>1.5708</text:p>
          </table:table-cell>
          <table:table-cell table:formula="of:=[.D1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3]" office:value-type="float" office:value="1" calcext:value-type="float">
            <text:p>1</text:p>
          </table:table-cell>
          <table:table-cell table:formula="of:=[.B13] + [.D14]" office:value-type="float" office:value="1.2" calcext:value-type="float">
            <text:p>1.2</text:p>
          </table:table-cell>
          <table:table-cell table:formula="of:=[.C13]" office:value-type="float" office:value="1.5708" calcext:value-type="float">
            <text:p>1.5708</text:p>
          </table:table-cell>
          <table:table-cell table:formula="of:=[.D1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4]" office:value-type="float" office:value="1" calcext:value-type="float">
            <text:p>1</text:p>
          </table:table-cell>
          <table:table-cell table:formula="of:=[.B14] + [.D15]" office:value-type="float" office:value="1.3" calcext:value-type="float">
            <text:p>1.3</text:p>
          </table:table-cell>
          <table:table-cell table:formula="of:=[.C14]" office:value-type="float" office:value="1.5708" calcext:value-type="float">
            <text:p>1.5708</text:p>
          </table:table-cell>
          <table:table-cell table:formula="of:=[.D1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5]" office:value-type="float" office:value="1" calcext:value-type="float">
            <text:p>1</text:p>
          </table:table-cell>
          <table:table-cell table:formula="of:=[.B15] + [.D16]" office:value-type="float" office:value="1.4" calcext:value-type="float">
            <text:p>1.4</text:p>
          </table:table-cell>
          <table:table-cell table:formula="of:=[.C15]" office:value-type="float" office:value="1.5708" calcext:value-type="float">
            <text:p>1.5708</text:p>
          </table:table-cell>
          <table:table-cell table:formula="of:=[.D1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6]" office:value-type="float" office:value="1" calcext:value-type="float">
            <text:p>1</text:p>
          </table:table-cell>
          <table:table-cell table:formula="of:=[.B16] + [.D17]" office:value-type="float" office:value="1.5" calcext:value-type="float">
            <text:p>1.5</text:p>
          </table:table-cell>
          <table:table-cell table:formula="of:=[.C16]" office:value-type="float" office:value="1.5708" calcext:value-type="float">
            <text:p>1.5708</text:p>
          </table:table-cell>
          <table:table-cell table:formula="of:=[.D1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7]" office:value-type="float" office:value="1" calcext:value-type="float">
            <text:p>1</text:p>
          </table:table-cell>
          <table:table-cell table:formula="of:=[.B17] + [.D18]" office:value-type="float" office:value="1.6" calcext:value-type="float">
            <text:p>1.6</text:p>
          </table:table-cell>
          <table:table-cell table:formula="of:=[.C17]" office:value-type="float" office:value="1.5708" calcext:value-type="float">
            <text:p>1.5708</text:p>
          </table:table-cell>
          <table:table-cell table:formula="of:=[.D1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8]" office:value-type="float" office:value="1" calcext:value-type="float">
            <text:p>1</text:p>
          </table:table-cell>
          <table:table-cell table:formula="of:=[.B18] + [.D19]" office:value-type="float" office:value="1.7" calcext:value-type="float">
            <text:p>1.7</text:p>
          </table:table-cell>
          <table:table-cell table:formula="of:=[.C18]" office:value-type="float" office:value="1.5708" calcext:value-type="float">
            <text:p>1.5708</text:p>
          </table:table-cell>
          <table:table-cell table:formula="of:=[.D1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9]" office:value-type="float" office:value="1" calcext:value-type="float">
            <text:p>1</text:p>
          </table:table-cell>
          <table:table-cell table:formula="of:=[.B19] + [.D20]" office:value-type="float" office:value="1.8" calcext:value-type="float">
            <text:p>1.8</text:p>
          </table:table-cell>
          <table:table-cell table:formula="of:=[.C19]" office:value-type="float" office:value="1.5708" calcext:value-type="float">
            <text:p>1.5708</text:p>
          </table:table-cell>
          <table:table-cell table:formula="of:=[.D1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0]" office:value-type="float" office:value="1" calcext:value-type="float">
            <text:p>1</text:p>
          </table:table-cell>
          <table:table-cell table:formula="of:=[.B20] + [.D21]" office:value-type="float" office:value="1.9" calcext:value-type="float">
            <text:p>1.9</text:p>
          </table:table-cell>
          <table:table-cell table:formula="of:=[.C20]" office:value-type="float" office:value="1.5708" calcext:value-type="float">
            <text:p>1.5708</text:p>
          </table:table-cell>
          <table:table-cell table:formula="of:=[.D2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1]" office:value-type="float" office:value="1" calcext:value-type="float">
            <text:p>1</text:p>
          </table:table-cell>
          <table:table-cell table:formula="of:=[.B21] + [.D22]" office:value-type="float" office:value="2" calcext:value-type="float">
            <text:p>2</text:p>
          </table:table-cell>
          <table:table-cell table:formula="of:=[.C21]" office:value-type="float" office:value="1.5708" calcext:value-type="float">
            <text:p>1.5708</text:p>
          </table:table-cell>
          <table:table-cell table:formula="of:=[.D2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2]" office:value-type="float" office:value="1" calcext:value-type="float">
            <text:p>1</text:p>
          </table:table-cell>
          <table:table-cell table:formula="of:=[.B22] + [.D23]" office:value-type="float" office:value="2.1" calcext:value-type="float">
            <text:p>2.1</text:p>
          </table:table-cell>
          <table:table-cell table:formula="of:=[.C22]" office:value-type="float" office:value="1.5708" calcext:value-type="float">
            <text:p>1.5708</text:p>
          </table:table-cell>
          <table:table-cell table:formula="of:=[.D2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3]" office:value-type="float" office:value="1" calcext:value-type="float">
            <text:p>1</text:p>
          </table:table-cell>
          <table:table-cell table:formula="of:=[.B23] + [.D24]" office:value-type="float" office:value="2.2" calcext:value-type="float">
            <text:p>2.2</text:p>
          </table:table-cell>
          <table:table-cell table:formula="of:=[.C23]" office:value-type="float" office:value="1.5708" calcext:value-type="float">
            <text:p>1.5708</text:p>
          </table:table-cell>
          <table:table-cell table:formula="of:=[.D2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4]" office:value-type="float" office:value="1" calcext:value-type="float">
            <text:p>1</text:p>
          </table:table-cell>
          <table:table-cell table:formula="of:=[.B24] + [.D25]" office:value-type="float" office:value="2.3" calcext:value-type="float">
            <text:p>2.3</text:p>
          </table:table-cell>
          <table:table-cell table:formula="of:=[.C24]" office:value-type="float" office:value="1.5708" calcext:value-type="float">
            <text:p>1.5708</text:p>
          </table:table-cell>
          <table:table-cell table:formula="of:=[.D2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5]" office:value-type="float" office:value="1" calcext:value-type="float">
            <text:p>1</text:p>
          </table:table-cell>
          <table:table-cell table:formula="of:=[.B25] + [.D26]" office:value-type="float" office:value="2.4" calcext:value-type="float">
            <text:p>2.4</text:p>
          </table:table-cell>
          <table:table-cell table:formula="of:=[.C25]" office:value-type="float" office:value="1.5708" calcext:value-type="float">
            <text:p>1.5708</text:p>
          </table:table-cell>
          <table:table-cell table:formula="of:=[.D2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6]" office:value-type="float" office:value="1" calcext:value-type="float">
            <text:p>1</text:p>
          </table:table-cell>
          <table:table-cell table:formula="of:=[.B26] + [.D27]" office:value-type="float" office:value="2.5" calcext:value-type="float">
            <text:p>2.5</text:p>
          </table:table-cell>
          <table:table-cell table:formula="of:=[.C26]" office:value-type="float" office:value="1.5708" calcext:value-type="float">
            <text:p>1.5708</text:p>
          </table:table-cell>
          <table:table-cell table:formula="of:=[.D2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7]" office:value-type="float" office:value="1" calcext:value-type="float">
            <text:p>1</text:p>
          </table:table-cell>
          <table:table-cell table:formula="of:=[.B27] + [.D28]" office:value-type="float" office:value="2.6" calcext:value-type="float">
            <text:p>2.6</text:p>
          </table:table-cell>
          <table:table-cell table:formula="of:=[.C27]" office:value-type="float" office:value="1.5708" calcext:value-type="float">
            <text:p>1.5708</text:p>
          </table:table-cell>
          <table:table-cell table:formula="of:=[.D2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8]" office:value-type="float" office:value="1" calcext:value-type="float">
            <text:p>1</text:p>
          </table:table-cell>
          <table:table-cell table:formula="of:=[.B28] + [.D29]" office:value-type="float" office:value="2.7" calcext:value-type="float">
            <text:p>2.7</text:p>
          </table:table-cell>
          <table:table-cell table:formula="of:=[.C28]" office:value-type="float" office:value="1.5708" calcext:value-type="float">
            <text:p>1.5708</text:p>
          </table:table-cell>
          <table:table-cell table:formula="of:=[.D2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9]" office:value-type="float" office:value="1" calcext:value-type="float">
            <text:p>1</text:p>
          </table:table-cell>
          <table:table-cell table:formula="of:=[.B29] + [.D30]" office:value-type="float" office:value="2.8" calcext:value-type="float">
            <text:p>2.8</text:p>
          </table:table-cell>
          <table:table-cell table:formula="of:=[.C29]" office:value-type="float" office:value="1.5708" calcext:value-type="float">
            <text:p>1.5708</text:p>
          </table:table-cell>
          <table:table-cell table:formula="of:=[.D2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0]" office:value-type="float" office:value="1" calcext:value-type="float">
            <text:p>1</text:p>
          </table:table-cell>
          <table:table-cell table:formula="of:=[.B30] + [.D31]" office:value-type="float" office:value="2.9" calcext:value-type="float">
            <text:p>2.9</text:p>
          </table:table-cell>
          <table:table-cell table:formula="of:=[.C30]" office:value-type="float" office:value="1.5708" calcext:value-type="float">
            <text:p>1.5708</text:p>
          </table:table-cell>
          <table:table-cell table:formula="of:=[.D3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1]" office:value-type="float" office:value="1" calcext:value-type="float">
            <text:p>1</text:p>
          </table:table-cell>
          <table:table-cell table:formula="of:=[.B31] + [.D32]" office:value-type="float" office:value="3" calcext:value-type="float">
            <text:p>3</text:p>
          </table:table-cell>
          <table:table-cell table:formula="of:=[.C31]" office:value-type="float" office:value="1.5708" calcext:value-type="float">
            <text:p>1.5708</text:p>
          </table:table-cell>
          <table:table-cell table:formula="of:=[.D3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2]" office:value-type="float" office:value="1" calcext:value-type="float">
            <text:p>1</text:p>
          </table:table-cell>
          <table:table-cell table:formula="of:=[.B32] + [.D33]" office:value-type="float" office:value="3.1" calcext:value-type="float">
            <text:p>3.1</text:p>
          </table:table-cell>
          <table:table-cell table:formula="of:=[.C32]" office:value-type="float" office:value="1.5708" calcext:value-type="float">
            <text:p>1.5708</text:p>
          </table:table-cell>
          <table:table-cell table:formula="of:=[.D3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3]" office:value-type="float" office:value="1" calcext:value-type="float">
            <text:p>1</text:p>
          </table:table-cell>
          <table:table-cell table:formula="of:=[.B33] + [.D34]" office:value-type="float" office:value="3.2" calcext:value-type="float">
            <text:p>3.2</text:p>
          </table:table-cell>
          <table:table-cell table:formula="of:=[.C33]" office:value-type="float" office:value="1.5708" calcext:value-type="float">
            <text:p>1.5708</text:p>
          </table:table-cell>
          <table:table-cell table:formula="of:=[.D3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4]" office:value-type="float" office:value="1" calcext:value-type="float">
            <text:p>1</text:p>
          </table:table-cell>
          <table:table-cell table:formula="of:=[.B34] + [.D35]" office:value-type="float" office:value="3.3" calcext:value-type="float">
            <text:p>3.3</text:p>
          </table:table-cell>
          <table:table-cell table:formula="of:=[.C34]" office:value-type="float" office:value="1.5708" calcext:value-type="float">
            <text:p>1.5708</text:p>
          </table:table-cell>
          <table:table-cell table:formula="of:=[.D3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5]" office:value-type="float" office:value="1" calcext:value-type="float">
            <text:p>1</text:p>
          </table:table-cell>
          <table:table-cell table:formula="of:=[.B35] + [.D36]" office:value-type="float" office:value="3.4" calcext:value-type="float">
            <text:p>3.4</text:p>
          </table:table-cell>
          <table:table-cell table:formula="of:=[.C35]" office:value-type="float" office:value="1.5708" calcext:value-type="float">
            <text:p>1.5708</text:p>
          </table:table-cell>
          <table:table-cell table:formula="of:=[.D3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6]" office:value-type="float" office:value="1" calcext:value-type="float">
            <text:p>1</text:p>
          </table:table-cell>
          <table:table-cell table:formula="of:=[.B36] + [.D37]" office:value-type="float" office:value="3.5" calcext:value-type="float">
            <text:p>3.5</text:p>
          </table:table-cell>
          <table:table-cell table:formula="of:=[.C36]" office:value-type="float" office:value="1.5708" calcext:value-type="float">
            <text:p>1.5708</text:p>
          </table:table-cell>
          <table:table-cell table:formula="of:=[.D3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7]" office:value-type="float" office:value="1" calcext:value-type="float">
            <text:p>1</text:p>
          </table:table-cell>
          <table:table-cell table:formula="of:=[.B37] + [.D38]" office:value-type="float" office:value="3.6" calcext:value-type="float">
            <text:p>3.6</text:p>
          </table:table-cell>
          <table:table-cell table:formula="of:=[.C37]" office:value-type="float" office:value="1.5708" calcext:value-type="float">
            <text:p>1.5708</text:p>
          </table:table-cell>
          <table:table-cell table:formula="of:=[.D3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8]" office:value-type="float" office:value="1" calcext:value-type="float">
            <text:p>1</text:p>
          </table:table-cell>
          <table:table-cell table:formula="of:=[.B38] + [.D39]" office:value-type="float" office:value="3.7" calcext:value-type="float">
            <text:p>3.7</text:p>
          </table:table-cell>
          <table:table-cell table:formula="of:=[.C38]" office:value-type="float" office:value="1.5708" calcext:value-type="float">
            <text:p>1.5708</text:p>
          </table:table-cell>
          <table:table-cell table:formula="of:=[.D3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9]" office:value-type="float" office:value="1" calcext:value-type="float">
            <text:p>1</text:p>
          </table:table-cell>
          <table:table-cell table:formula="of:=[.B39] + [.D40]" office:value-type="float" office:value="3.8" calcext:value-type="float">
            <text:p>3.8</text:p>
          </table:table-cell>
          <table:table-cell table:formula="of:=[.C39]" office:value-type="float" office:value="1.5708" calcext:value-type="float">
            <text:p>1.5708</text:p>
          </table:table-cell>
          <table:table-cell table:formula="of:=[.D3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0]" office:value-type="float" office:value="1" calcext:value-type="float">
            <text:p>1</text:p>
          </table:table-cell>
          <table:table-cell table:formula="of:=[.B40] + [.D41]" office:value-type="float" office:value="3.9" calcext:value-type="float">
            <text:p>3.9</text:p>
          </table:table-cell>
          <table:table-cell table:formula="of:=[.C40]" office:value-type="float" office:value="1.5708" calcext:value-type="float">
            <text:p>1.5708</text:p>
          </table:table-cell>
          <table:table-cell table:formula="of:=[.D4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1]" office:value-type="float" office:value="1" calcext:value-type="float">
            <text:p>1</text:p>
          </table:table-cell>
          <table:table-cell table:formula="of:=[.B41] + [.D42]" office:value-type="float" office:value="4" calcext:value-type="float">
            <text:p>4</text:p>
          </table:table-cell>
          <table:table-cell table:formula="of:=[.C41]" office:value-type="float" office:value="1.5708" calcext:value-type="float">
            <text:p>1.5708</text:p>
          </table:table-cell>
          <table:table-cell table:formula="of:=[.D4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2]" office:value-type="float" office:value="1" calcext:value-type="float">
            <text:p>1</text:p>
          </table:table-cell>
          <table:table-cell table:formula="of:=[.B42] + [.D43]" office:value-type="float" office:value="4.1" calcext:value-type="float">
            <text:p>4.1</text:p>
          </table:table-cell>
          <table:table-cell table:formula="of:=[.C42]" office:value-type="float" office:value="1.5708" calcext:value-type="float">
            <text:p>1.5708</text:p>
          </table:table-cell>
          <table:table-cell table:formula="of:=[.D4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3]" office:value-type="float" office:value="1" calcext:value-type="float">
            <text:p>1</text:p>
          </table:table-cell>
          <table:table-cell table:formula="of:=[.B43] + [.D44]" office:value-type="float" office:value="4.2" calcext:value-type="float">
            <text:p>4.2</text:p>
          </table:table-cell>
          <table:table-cell table:formula="of:=[.C43]" office:value-type="float" office:value="1.5708" calcext:value-type="float">
            <text:p>1.5708</text:p>
          </table:table-cell>
          <table:table-cell table:formula="of:=[.D4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4]" office:value-type="float" office:value="1" calcext:value-type="float">
            <text:p>1</text:p>
          </table:table-cell>
          <table:table-cell table:formula="of:=[.B44] + [.D45]" office:value-type="float" office:value="4.3" calcext:value-type="float">
            <text:p>4.3</text:p>
          </table:table-cell>
          <table:table-cell table:formula="of:=[.C44]" office:value-type="float" office:value="1.5708" calcext:value-type="float">
            <text:p>1.5708</text:p>
          </table:table-cell>
          <table:table-cell table:formula="of:=[.D4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5]" office:value-type="float" office:value="1" calcext:value-type="float">
            <text:p>1</text:p>
          </table:table-cell>
          <table:table-cell table:formula="of:=[.B45] + [.D46]" office:value-type="float" office:value="4.4" calcext:value-type="float">
            <text:p>4.4</text:p>
          </table:table-cell>
          <table:table-cell table:formula="of:=[.C45]" office:value-type="float" office:value="1.5708" calcext:value-type="float">
            <text:p>1.5708</text:p>
          </table:table-cell>
          <table:table-cell table:formula="of:=[.D4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6]" office:value-type="float" office:value="1" calcext:value-type="float">
            <text:p>1</text:p>
          </table:table-cell>
          <table:table-cell table:formula="of:=[.B46] + [.D47]" office:value-type="float" office:value="4.5" calcext:value-type="float">
            <text:p>4.5</text:p>
          </table:table-cell>
          <table:table-cell table:formula="of:=[.C46]" office:value-type="float" office:value="1.5708" calcext:value-type="float">
            <text:p>1.5708</text:p>
          </table:table-cell>
          <table:table-cell table:formula="of:=[.D4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7]" office:value-type="float" office:value="1" calcext:value-type="float">
            <text:p>1</text:p>
          </table:table-cell>
          <table:table-cell table:formula="of:=[.B47] + [.D48]" office:value-type="float" office:value="4.6" calcext:value-type="float">
            <text:p>4.6</text:p>
          </table:table-cell>
          <table:table-cell table:formula="of:=[.C47]" office:value-type="float" office:value="1.5708" calcext:value-type="float">
            <text:p>1.5708</text:p>
          </table:table-cell>
          <table:table-cell table:formula="of:=[.D4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8]" office:value-type="float" office:value="1" calcext:value-type="float">
            <text:p>1</text:p>
          </table:table-cell>
          <table:table-cell table:formula="of:=[.B48] + [.D49]" office:value-type="float" office:value="4.7" calcext:value-type="float">
            <text:p>4.7</text:p>
          </table:table-cell>
          <table:table-cell table:formula="of:=[.C48]" office:value-type="float" office:value="1.5708" calcext:value-type="float">
            <text:p>1.5708</text:p>
          </table:table-cell>
          <table:table-cell table:formula="of:=[.D4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9]" office:value-type="float" office:value="1" calcext:value-type="float">
            <text:p>1</text:p>
          </table:table-cell>
          <table:table-cell table:formula="of:=[.B49] + [.D50]" office:value-type="float" office:value="4.8" calcext:value-type="float">
            <text:p>4.8</text:p>
          </table:table-cell>
          <table:table-cell table:formula="of:=[.C49]" office:value-type="float" office:value="1.5708" calcext:value-type="float">
            <text:p>1.5708</text:p>
          </table:table-cell>
          <table:table-cell table:formula="of:=[.D4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0]" office:value-type="float" office:value="1" calcext:value-type="float">
            <text:p>1</text:p>
          </table:table-cell>
          <table:table-cell table:formula="of:=[.B50] + [.D51]" office:value-type="float" office:value="4.9" calcext:value-type="float">
            <text:p>4.9</text:p>
          </table:table-cell>
          <table:table-cell table:formula="of:=[.C50]" office:value-type="float" office:value="1.5708" calcext:value-type="float">
            <text:p>1.5708</text:p>
          </table:table-cell>
          <table:table-cell table:formula="of:=[.D5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1]" office:value-type="float" office:value="1" calcext:value-type="float">
            <text:p>1</text:p>
          </table:table-cell>
          <table:table-cell table:formula="of:=[.B51] + [.D52]" office:value-type="float" office:value="5" calcext:value-type="float">
            <text:p>5</text:p>
          </table:table-cell>
          <table:table-cell table:formula="of:=[.C51]" office:value-type="float" office:value="1.5708" calcext:value-type="float">
            <text:p>1.5708</text:p>
          </table:table-cell>
          <table:table-cell table:formula="of:=[.D5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2]" office:value-type="float" office:value="1" calcext:value-type="float">
            <text:p>1</text:p>
          </table:table-cell>
          <table:table-cell table:formula="of:=[.B52] + [.D53]" office:value-type="float" office:value="5.1" calcext:value-type="float">
            <text:p>5.1</text:p>
          </table:table-cell>
          <table:table-cell table:formula="of:=[.C52]" office:value-type="float" office:value="1.5708" calcext:value-type="float">
            <text:p>1.5708</text:p>
          </table:table-cell>
          <table:table-cell table:formula="of:=[.D5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3]" office:value-type="float" office:value="1" calcext:value-type="float">
            <text:p>1</text:p>
          </table:table-cell>
          <table:table-cell table:formula="of:=[.B53] + [.D54]" office:value-type="float" office:value="5.2" calcext:value-type="float">
            <text:p>5.2</text:p>
          </table:table-cell>
          <table:table-cell table:formula="of:=[.C53]" office:value-type="float" office:value="1.5708" calcext:value-type="float">
            <text:p>1.5708</text:p>
          </table:table-cell>
          <table:table-cell table:formula="of:=[.D5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4]" office:value-type="float" office:value="1" calcext:value-type="float">
            <text:p>1</text:p>
          </table:table-cell>
          <table:table-cell table:formula="of:=[.B54] + [.D55]" office:value-type="float" office:value="5.3" calcext:value-type="float">
            <text:p>5.3</text:p>
          </table:table-cell>
          <table:table-cell table:formula="of:=[.C54]" office:value-type="float" office:value="1.5708" calcext:value-type="float">
            <text:p>1.5708</text:p>
          </table:table-cell>
          <table:table-cell table:formula="of:=[.D5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5]" office:value-type="float" office:value="1" calcext:value-type="float">
            <text:p>1</text:p>
          </table:table-cell>
          <table:table-cell table:formula="of:=[.B55] + [.D56]" office:value-type="float" office:value="5.4" calcext:value-type="float">
            <text:p>5.4</text:p>
          </table:table-cell>
          <table:table-cell table:formula="of:=[.C55]" office:value-type="float" office:value="1.5708" calcext:value-type="float">
            <text:p>1.5708</text:p>
          </table:table-cell>
          <table:table-cell table:formula="of:=[.D5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6]" office:value-type="float" office:value="1" calcext:value-type="float">
            <text:p>1</text:p>
          </table:table-cell>
          <table:table-cell table:formula="of:=[.B56] + [.D57]" office:value-type="float" office:value="5.5" calcext:value-type="float">
            <text:p>5.5</text:p>
          </table:table-cell>
          <table:table-cell table:formula="of:=[.C56]" office:value-type="float" office:value="1.5708" calcext:value-type="float">
            <text:p>1.5708</text:p>
          </table:table-cell>
          <table:table-cell table:formula="of:=[.D5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7]" office:value-type="float" office:value="1" calcext:value-type="float">
            <text:p>1</text:p>
          </table:table-cell>
          <table:table-cell table:formula="of:=[.B57] + [.D58]" office:value-type="float" office:value="5.6" calcext:value-type="float">
            <text:p>5.6</text:p>
          </table:table-cell>
          <table:table-cell table:formula="of:=[.C57]" office:value-type="float" office:value="1.5708" calcext:value-type="float">
            <text:p>1.5708</text:p>
          </table:table-cell>
          <table:table-cell table:formula="of:=[.D5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8]" office:value-type="float" office:value="1" calcext:value-type="float">
            <text:p>1</text:p>
          </table:table-cell>
          <table:table-cell table:formula="of:=[.B58] + [.D59]" office:value-type="float" office:value="5.7" calcext:value-type="float">
            <text:p>5.7</text:p>
          </table:table-cell>
          <table:table-cell table:formula="of:=[.C58]" office:value-type="float" office:value="1.5708" calcext:value-type="float">
            <text:p>1.5708</text:p>
          </table:table-cell>
          <table:table-cell table:formula="of:=[.D5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9]" office:value-type="float" office:value="1" calcext:value-type="float">
            <text:p>1</text:p>
          </table:table-cell>
          <table:table-cell table:formula="of:=[.B59] + [.D60]" office:value-type="float" office:value="5.8" calcext:value-type="float">
            <text:p>5.8</text:p>
          </table:table-cell>
          <table:table-cell table:formula="of:=[.C59]" office:value-type="float" office:value="1.5708" calcext:value-type="float">
            <text:p>1.5708</text:p>
          </table:table-cell>
          <table:table-cell table:formula="of:=[.D5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0]" office:value-type="float" office:value="1" calcext:value-type="float">
            <text:p>1</text:p>
          </table:table-cell>
          <table:table-cell table:formula="of:=[.B60] + [.D61]" office:value-type="float" office:value="5.9" calcext:value-type="float">
            <text:p>5.9</text:p>
          </table:table-cell>
          <table:table-cell table:formula="of:=[.C60]" office:value-type="float" office:value="1.5708" calcext:value-type="float">
            <text:p>1.5708</text:p>
          </table:table-cell>
          <table:table-cell table:formula="of:=[.D6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1]" office:value-type="float" office:value="1" calcext:value-type="float">
            <text:p>1</text:p>
          </table:table-cell>
          <table:table-cell table:formula="of:=[.B61] + [.D62]" office:value-type="float" office:value="6" calcext:value-type="float">
            <text:p>6</text:p>
          </table:table-cell>
          <table:table-cell table:formula="of:=[.C61]" office:value-type="float" office:value="1.5708" calcext:value-type="float">
            <text:p>1.5708</text:p>
          </table:table-cell>
          <table:table-cell table:formula="of:=[.D6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2]" office:value-type="float" office:value="1" calcext:value-type="float">
            <text:p>1</text:p>
          </table:table-cell>
          <table:table-cell table:formula="of:=[.B62] + [.D63]" office:value-type="float" office:value="6.09999999999999" calcext:value-type="float">
            <text:p>6.09999999999999</text:p>
          </table:table-cell>
          <table:table-cell table:formula="of:=[.C62]" office:value-type="float" office:value="1.5708" calcext:value-type="float">
            <text:p>1.5708</text:p>
          </table:table-cell>
          <table:table-cell table:formula="of:=[.D6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3]" office:value-type="float" office:value="1" calcext:value-type="float">
            <text:p>1</text:p>
          </table:table-cell>
          <table:table-cell table:formula="of:=[.B63] + [.D64]" office:value-type="float" office:value="6.19999999999999" calcext:value-type="float">
            <text:p>6.19999999999999</text:p>
          </table:table-cell>
          <table:table-cell table:formula="of:=[.C63]" office:value-type="float" office:value="1.5708" calcext:value-type="float">
            <text:p>1.5708</text:p>
          </table:table-cell>
          <table:table-cell table:formula="of:=[.D6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4]" office:value-type="float" office:value="1" calcext:value-type="float">
            <text:p>1</text:p>
          </table:table-cell>
          <table:table-cell table:formula="of:=[.B64] + [.D65]" office:value-type="float" office:value="6.29999999999999" calcext:value-type="float">
            <text:p>6.29999999999999</text:p>
          </table:table-cell>
          <table:table-cell table:formula="of:=[.C64]" office:value-type="float" office:value="1.5708" calcext:value-type="float">
            <text:p>1.5708</text:p>
          </table:table-cell>
          <table:table-cell table:formula="of:=[.D6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5]" office:value-type="float" office:value="1" calcext:value-type="float">
            <text:p>1</text:p>
          </table:table-cell>
          <table:table-cell table:formula="of:=[.B65] + [.D66]" office:value-type="float" office:value="6.39999999999999" calcext:value-type="float">
            <text:p>6.39999999999999</text:p>
          </table:table-cell>
          <table:table-cell table:formula="of:=[.C65]" office:value-type="float" office:value="1.5708" calcext:value-type="float">
            <text:p>1.5708</text:p>
          </table:table-cell>
          <table:table-cell table:formula="of:=[.D6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6]" office:value-type="float" office:value="1" calcext:value-type="float">
            <text:p>1</text:p>
          </table:table-cell>
          <table:table-cell table:formula="of:=[.B66] + [.D67]" office:value-type="float" office:value="6.49999999999999" calcext:value-type="float">
            <text:p>6.49999999999999</text:p>
          </table:table-cell>
          <table:table-cell table:formula="of:=[.C66]" office:value-type="float" office:value="1.5708" calcext:value-type="float">
            <text:p>1.5708</text:p>
          </table:table-cell>
          <table:table-cell table:formula="of:=[.D66]" office:value-type="float" office:value="0.1" calcext:value-type="float">
            <text:p>0.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table:formula="of:=[.A67]" office:value-type="float" office:value="1" calcext:value-type="float">
            <text:p>1</text:p>
          </table:table-cell>
          <table:table-cell table:formula="of:=[.B67] + [.D68]" office:value-type="float" office:value="6.59999999999999" calcext:value-type="float">
            <text:p>6.59999999999999</text:p>
          </table:table-cell>
          <table:table-cell table:formula="of:=[.C67]" office:value-type="float" office:value="1.5708" calcext:value-type="float">
            <text:p>1.5708</text:p>
          </table:table-cell>
          <table:table-cell table:formula="of:=[.D6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8]" office:value-type="float" office:value="1" calcext:value-type="float">
            <text:p>1</text:p>
          </table:table-cell>
          <table:table-cell table:formula="of:=[.B68] + [.D69]" office:value-type="float" office:value="6.69999999999999" calcext:value-type="float">
            <text:p>6.69999999999999</text:p>
          </table:table-cell>
          <table:table-cell table:formula="of:=[.C68]" office:value-type="float" office:value="1.5708" calcext:value-type="float">
            <text:p>1.5708</text:p>
          </table:table-cell>
          <table:table-cell table:formula="of:=[.D6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9]" office:value-type="float" office:value="1" calcext:value-type="float">
            <text:p>1</text:p>
          </table:table-cell>
          <table:table-cell table:formula="of:=[.B69] + [.D70]" office:value-type="float" office:value="6.79999999999999" calcext:value-type="float">
            <text:p>6.79999999999999</text:p>
          </table:table-cell>
          <table:table-cell table:formula="of:=[.C69]" office:value-type="float" office:value="1.5708" calcext:value-type="float">
            <text:p>1.5708</text:p>
          </table:table-cell>
          <table:table-cell table:formula="of:=[.D6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0]" office:value-type="float" office:value="1" calcext:value-type="float">
            <text:p>1</text:p>
          </table:table-cell>
          <table:table-cell table:formula="of:=[.B70] + [.D71]" office:value-type="float" office:value="6.89999999999999" calcext:value-type="float">
            <text:p>6.89999999999999</text:p>
          </table:table-cell>
          <table:table-cell table:formula="of:=[.C70]" office:value-type="float" office:value="1.5708" calcext:value-type="float">
            <text:p>1.5708</text:p>
          </table:table-cell>
          <table:table-cell table:formula="of:=[.D7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1]" office:value-type="float" office:value="1" calcext:value-type="float">
            <text:p>1</text:p>
          </table:table-cell>
          <table:table-cell table:formula="of:=[.B71] + [.D72]" office:value-type="float" office:value="6.99999999999999" calcext:value-type="float">
            <text:p>6.99999999999999</text:p>
          </table:table-cell>
          <table:table-cell table:formula="of:=[.C71]" office:value-type="float" office:value="1.5708" calcext:value-type="float">
            <text:p>1.5708</text:p>
          </table:table-cell>
          <table:table-cell table:formula="of:=[.D7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2]" office:value-type="float" office:value="1" calcext:value-type="float">
            <text:p>1</text:p>
          </table:table-cell>
          <table:table-cell table:formula="of:=[.B72] + [.D73]" office:value-type="float" office:value="7.09999999999999" calcext:value-type="float">
            <text:p>7.09999999999999</text:p>
          </table:table-cell>
          <table:table-cell table:formula="of:=[.C72]" office:value-type="float" office:value="1.5708" calcext:value-type="float">
            <text:p>1.5708</text:p>
          </table:table-cell>
          <table:table-cell table:formula="of:=[.D7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3]" office:value-type="float" office:value="1" calcext:value-type="float">
            <text:p>1</text:p>
          </table:table-cell>
          <table:table-cell table:formula="of:=[.B73] + [.D74]" office:value-type="float" office:value="7.19999999999999" calcext:value-type="float">
            <text:p>7.19999999999999</text:p>
          </table:table-cell>
          <table:table-cell table:formula="of:=[.C73]" office:value-type="float" office:value="1.5708" calcext:value-type="float">
            <text:p>1.5708</text:p>
          </table:table-cell>
          <table:table-cell table:formula="of:=[.D7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4]" office:value-type="float" office:value="1" calcext:value-type="float">
            <text:p>1</text:p>
          </table:table-cell>
          <table:table-cell table:formula="of:=[.B74] + [.D75]" office:value-type="float" office:value="7.29999999999999" calcext:value-type="float">
            <text:p>7.29999999999999</text:p>
          </table:table-cell>
          <table:table-cell table:formula="of:=[.C74]" office:value-type="float" office:value="1.5708" calcext:value-type="float">
            <text:p>1.5708</text:p>
          </table:table-cell>
          <table:table-cell table:formula="of:=[.D7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5]" office:value-type="float" office:value="1" calcext:value-type="float">
            <text:p>1</text:p>
          </table:table-cell>
          <table:table-cell table:formula="of:=[.B75] + [.D76]" office:value-type="float" office:value="7.39999999999999" calcext:value-type="float">
            <text:p>7.39999999999999</text:p>
          </table:table-cell>
          <table:table-cell table:formula="of:=[.C75]" office:value-type="float" office:value="1.5708" calcext:value-type="float">
            <text:p>1.5708</text:p>
          </table:table-cell>
          <table:table-cell table:formula="of:=[.D7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6]" office:value-type="float" office:value="1" calcext:value-type="float">
            <text:p>1</text:p>
          </table:table-cell>
          <table:table-cell table:formula="of:=[.B76] + [.D77]" office:value-type="float" office:value="7.49999999999999" calcext:value-type="float">
            <text:p>7.49999999999999</text:p>
          </table:table-cell>
          <table:table-cell table:formula="of:=[.C76]" office:value-type="float" office:value="1.5708" calcext:value-type="float">
            <text:p>1.5708</text:p>
          </table:table-cell>
          <table:table-cell table:formula="of:=[.D7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7]" office:value-type="float" office:value="1" calcext:value-type="float">
            <text:p>1</text:p>
          </table:table-cell>
          <table:table-cell table:formula="of:=[.B77] + [.D78]" office:value-type="float" office:value="7.59999999999999" calcext:value-type="float">
            <text:p>7.59999999999999</text:p>
          </table:table-cell>
          <table:table-cell table:formula="of:=[.C77]" office:value-type="float" office:value="1.5708" calcext:value-type="float">
            <text:p>1.5708</text:p>
          </table:table-cell>
          <table:table-cell table:formula="of:=[.D7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8]" office:value-type="float" office:value="1" calcext:value-type="float">
            <text:p>1</text:p>
          </table:table-cell>
          <table:table-cell table:formula="of:=[.B78] + [.D79]" office:value-type="float" office:value="7.69999999999999" calcext:value-type="float">
            <text:p>7.69999999999999</text:p>
          </table:table-cell>
          <table:table-cell table:formula="of:=[.C78]" office:value-type="float" office:value="1.5708" calcext:value-type="float">
            <text:p>1.5708</text:p>
          </table:table-cell>
          <table:table-cell table:formula="of:=[.D7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9]" office:value-type="float" office:value="1" calcext:value-type="float">
            <text:p>1</text:p>
          </table:table-cell>
          <table:table-cell table:formula="of:=[.B79] + [.D80]" office:value-type="float" office:value="7.79999999999999" calcext:value-type="float">
            <text:p>7.79999999999999</text:p>
          </table:table-cell>
          <table:table-cell table:formula="of:=[.C79]" office:value-type="float" office:value="1.5708" calcext:value-type="float">
            <text:p>1.5708</text:p>
          </table:table-cell>
          <table:table-cell table:formula="of:=[.D7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0]" office:value-type="float" office:value="1" calcext:value-type="float">
            <text:p>1</text:p>
          </table:table-cell>
          <table:table-cell table:formula="of:=[.B80] + [.D81]" office:value-type="float" office:value="7.89999999999999" calcext:value-type="float">
            <text:p>7.89999999999999</text:p>
          </table:table-cell>
          <table:table-cell table:formula="of:=[.C80]" office:value-type="float" office:value="1.5708" calcext:value-type="float">
            <text:p>1.5708</text:p>
          </table:table-cell>
          <table:table-cell table:formula="of:=[.D8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1]" office:value-type="float" office:value="1" calcext:value-type="float">
            <text:p>1</text:p>
          </table:table-cell>
          <table:table-cell table:formula="of:=[.B81] + [.D82]" office:value-type="float" office:value="7.99999999999999" calcext:value-type="float">
            <text:p>7.99999999999999</text:p>
          </table:table-cell>
          <table:table-cell table:formula="of:=[.C81]" office:value-type="float" office:value="1.5708" calcext:value-type="float">
            <text:p>1.5708</text:p>
          </table:table-cell>
          <table:table-cell table:formula="of:=[.D8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2]" office:value-type="float" office:value="1" calcext:value-type="float">
            <text:p>1</text:p>
          </table:table-cell>
          <table:table-cell table:formula="of:=[.B82] + [.D83]" office:value-type="float" office:value="8.09999999999999" calcext:value-type="float">
            <text:p>8.09999999999999</text:p>
          </table:table-cell>
          <table:table-cell table:formula="of:=[.C82]" office:value-type="float" office:value="1.5708" calcext:value-type="float">
            <text:p>1.5708</text:p>
          </table:table-cell>
          <table:table-cell table:formula="of:=[.D8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3]" office:value-type="float" office:value="1" calcext:value-type="float">
            <text:p>1</text:p>
          </table:table-cell>
          <table:table-cell table:formula="of:=[.B83] + [.D84]" office:value-type="float" office:value="8.19999999999999" calcext:value-type="float">
            <text:p>8.19999999999999</text:p>
          </table:table-cell>
          <table:table-cell table:formula="of:=[.C83]" office:value-type="float" office:value="1.5708" calcext:value-type="float">
            <text:p>1.5708</text:p>
          </table:table-cell>
          <table:table-cell table:formula="of:=[.D8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4]" office:value-type="float" office:value="1" calcext:value-type="float">
            <text:p>1</text:p>
          </table:table-cell>
          <table:table-cell table:formula="of:=[.B84] + [.D85]" office:value-type="float" office:value="8.29999999999999" calcext:value-type="float">
            <text:p>8.29999999999999</text:p>
          </table:table-cell>
          <table:table-cell table:formula="of:=[.C84]" office:value-type="float" office:value="1.5708" calcext:value-type="float">
            <text:p>1.5708</text:p>
          </table:table-cell>
          <table:table-cell table:formula="of:=[.D8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5]" office:value-type="float" office:value="1" calcext:value-type="float">
            <text:p>1</text:p>
          </table:table-cell>
          <table:table-cell table:formula="of:=[.B85] + [.D86]" office:value-type="float" office:value="8.39999999999999" calcext:value-type="float">
            <text:p>8.39999999999999</text:p>
          </table:table-cell>
          <table:table-cell table:formula="of:=[.C85]" office:value-type="float" office:value="1.5708" calcext:value-type="float">
            <text:p>1.5708</text:p>
          </table:table-cell>
          <table:table-cell table:formula="of:=[.D8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6]" office:value-type="float" office:value="1" calcext:value-type="float">
            <text:p>1</text:p>
          </table:table-cell>
          <table:table-cell table:formula="of:=[.B86] + [.D87]" office:value-type="float" office:value="8.49999999999999" calcext:value-type="float">
            <text:p>8.49999999999999</text:p>
          </table:table-cell>
          <table:table-cell table:formula="of:=[.C86]" office:value-type="float" office:value="1.5708" calcext:value-type="float">
            <text:p>1.5708</text:p>
          </table:table-cell>
          <table:table-cell table:formula="of:=[.D8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7]" office:value-type="float" office:value="1" calcext:value-type="float">
            <text:p>1</text:p>
          </table:table-cell>
          <table:table-cell table:formula="of:=[.B87] + [.D88]" office:value-type="float" office:value="8.59999999999999" calcext:value-type="float">
            <text:p>8.59999999999999</text:p>
          </table:table-cell>
          <table:table-cell table:formula="of:=[.C87]" office:value-type="float" office:value="1.5708" calcext:value-type="float">
            <text:p>1.5708</text:p>
          </table:table-cell>
          <table:table-cell table:formula="of:=[.D8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8]" office:value-type="float" office:value="1" calcext:value-type="float">
            <text:p>1</text:p>
          </table:table-cell>
          <table:table-cell table:formula="of:=[.B88] + [.D89]" office:value-type="float" office:value="8.69999999999999" calcext:value-type="float">
            <text:p>8.69999999999999</text:p>
          </table:table-cell>
          <table:table-cell table:formula="of:=[.C88]" office:value-type="float" office:value="1.5708" calcext:value-type="float">
            <text:p>1.5708</text:p>
          </table:table-cell>
          <table:table-cell table:formula="of:=[.D8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9]" office:value-type="float" office:value="1" calcext:value-type="float">
            <text:p>1</text:p>
          </table:table-cell>
          <table:table-cell table:formula="of:=[.B89] + [.D90]" office:value-type="float" office:value="8.79999999999999" calcext:value-type="float">
            <text:p>8.79999999999999</text:p>
          </table:table-cell>
          <table:table-cell table:formula="of:=[.C89]" office:value-type="float" office:value="1.5708" calcext:value-type="float">
            <text:p>1.5708</text:p>
          </table:table-cell>
          <table:table-cell table:formula="of:=[.D8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90]" office:value-type="float" office:value="1" calcext:value-type="float">
            <text:p>1</text:p>
          </table:table-cell>
          <table:table-cell table:formula="of:=[.B90] + [.D91]" office:value-type="float" office:value="8.89999999999998" calcext:value-type="float">
            <text:p>8.89999999999998</text:p>
          </table:table-cell>
          <table:table-cell table:formula="of:=[.C90]" office:value-type="float" office:value="1.5708" calcext:value-type="float">
            <text:p>1.5708</text:p>
          </table:table-cell>
          <table:table-cell table:formula="of:=[.D9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91]" office:value-type="float" office:value="1" calcext:value-type="float">
            <text:p>1</text:p>
          </table:table-cell>
          <table:table-cell table:formula="of:=[.B91] + [.D92]" office:value-type="float" office:value="8.99999999999998" calcext:value-type="float">
            <text:p>8.99999999999998</text:p>
          </table:table-cell>
          <table:table-cell table:formula="of:=[.C91]" office:value-type="float" office:value="1.5708" calcext:value-type="float">
            <text:p>1.5708</text:p>
          </table:table-cell>
          <table:table-cell table:formula="of:=[.D9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style-name="Default" table:number-columns-repeated="3"/>
          <table:table-cell table:number-columns-repeated="21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17:28:16.8543781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14:54:34.492091910</meta:creation-date>
    <dc:date>2021-03-17T15:16:34.208769011</dc:date>
    <meta:editing-duration>P1DT9H26M49S</meta:editing-duration>
    <meta:editing-cycles>8</meta:editing-cycles>
    <meta:generator>LibreOffice/6.0.7.3$Linux_X86_64 LibreOffice_project/00m0$Build-3</meta:generator>
    <meta:document-statistic meta:table-count="1" meta:cell-count="4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143cm" svg:height="31.872cm" xlink:href=".." xlink:type="simple" chart:class="chart:scatter" chart:style-name="ch1">
        <chart:legend chart:legend-position="start" svg:x="0.21cm" svg:y="15.151cm" style:legend-expansion="high" chart:style-name="ch2"/>
        <chart:plot-area chart:style-name="ch3" table:cell-range-address="Sheet1.Z2:Sheet1.Z12 Sheet1.K67:Sheet1.L67 Sheet1.B2:Sheet1.B92" chart:data-source-has-labels="both" svg:x="3.482cm" svg:y="0.636cm" svg:width="31.261cm" svg:height="31.313cm">
          <chartooo:coordinate-region svg:x="4.156cm" svg:y="0.831cm" svg:width="30.479cm" svg:height="30.479cm"/>
          <chart:axis chart:dimension="x" chart:name="primary-x" chart:style-name="ch4" chartooo:axis-type="auto">
            <chart:categories table:cell-range-address="Sheet1.Z2:Sheet1.Z12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L67:Sheet1.L67" loext:label-string="point" chart:class="chart:scatter">
            <chart:domain table:cell-range-address="Sheet1.K67:Sheet1.K67"/>
            <chart:data-point/>
          </chart:series>
          <chart:series chart:style-name="ch9" chart:values-cell-range-address="Sheet1.B2:Sheet1.B92" loext:label-string="car_state" chart:class="chart:scatter">
            <chart:domain table:cell-range-address="Sheet1.A2:Sheet1.A92"/>
            <chart:data-point chart:repeated="91"/>
          </chart:series>
          <chart:series chart:style-name="ch10" chart:values-cell-range-address="Sheet1.Z2:Sheet1.Z12" loext:label-string="path" chart:class="chart:scatter">
            <chart:domain table:cell-range-address="Sheet1.Y2:Sheet1.Y12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oint</text:p>
              </table:table-cell>
              <table:table-cell office:value-type="string">
                <text:p>Column A</text:p>
              </table:table-cell>
              <table:table-cell office:value-type="string">
                <text:p>car_state</text:p>
              </table:table-cell>
              <table:table-cell office:value-type="string">
                <text:p>Column Y</text:p>
              </table:table-cell>
              <table:table-cell office:value-type="string">
                <text:p>path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Z2:Sheet1.Z12</svg:desc>
                </draw:g>
              </table:table-cell>
              <table:table-cell office:value-type="float" office:value="3">
                <text:p>3</text:p>
                <draw:g>
                  <svg:desc>Sheet1.K67:Sheet1.K67</svg:desc>
                </draw:g>
              </table:table-cell>
              <table:table-cell office:value-type="float" office:value="4">
                <text:p>4</text:p>
                <draw:g>
                  <svg:desc>Sheet1.L67:Sheet1.L67</svg:desc>
                </draw:g>
              </table:table-cell>
              <table:table-cell office:value-type="float" office:value="1">
                <text:p>1</text:p>
                <draw:g>
                  <svg:desc>Sheet1.A2:Sheet1.A92</svg:desc>
                </draw:g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Y2:Sheet1.Y12</svg:desc>
                </draw:g>
              </table:table-cell>
              <table:table-cell office:value-type="float" office:value="0">
                <text:p>0</text:p>
                <draw:g>
                  <svg:desc>Sheet1.Z2:Sheet1.Z12</svg:desc>
                </draw:g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.59999999999999">
                <text:p>6.5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.69999999999999">
                <text:p>6.6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.79999999999999">
                <text:p>6.7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.89999999999999">
                <text:p>6.8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.99999999999999">
                <text:p>6.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.09999999999999">
                <text:p>7.0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.29999999999999">
                <text:p>7.2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.39999999999999">
                <text:p>7.3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.49999999999999">
                <text:p>7.4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.59999999999999">
                <text:p>7.5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.69999999999999">
                <text:p>7.6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.79999999999999">
                <text:p>7.7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.89999999999999">
                <text:p>7.8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.99999999999999">
                <text:p>7.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8.09999999999999">
                <text:p>8.0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8.19999999999999">
                <text:p>8.1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8.29999999999999">
                <text:p>8.2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8.39999999999999">
                <text:p>8.3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8.89999999999998">
                <text:p>8.8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8.99999999999998">
                <text:p>8.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